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color="#4F81BD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color="#4F81BD" fo:letter-spacing="-0.0006in" fo:font-size="16pt" style:font-size-asian="16pt"/>
    </style:style>
    <style:style style:name="P33" style:parent-style-name="Standard" style:family="paragraph">
      <style:paragraph-properties fo:text-align="center" fo:margin-bottom="0.1111in" style:line-height-at-least="0.2166in"/>
    </style:style>
    <style:style style:name="T3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6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37" style:parent-style-name="Standard" style:family="paragraph">
      <style:paragraph-properties fo:margin-bottom="0.1111in" style:line-height-at-least="0.2166in"/>
    </style:style>
    <style:style style:name="T3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9" style:parent-style-name="Standard" style:family="paragraph">
      <style:paragraph-properties fo:margin-bottom="0.1111in" fo:margin-left="4.1347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3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4" style:parent-style-name="Standard" style:family="paragraph">
      <style:paragraph-properties fo:margin-bottom="0.1111in" fo:margin-left="4.1347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61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2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3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5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P66" style:parent-style-name="Обычный" style:family="paragraph">
      <style:paragraph-properties fo:keep-with-next="always" fo:keep-together="always" fo:widows="2" fo:orphans="2" fo:break-before="page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7" style:parent-style-name="Обычный" style:family="paragraph">
      <style:text-properties style:font-name="Times New Roman" style:font-name-complex="Times New Roman" style:language-asian="uk" style:country-asian="UA"/>
    </style:style>
    <style:style style:name="P68" style:parent-style-name="Заголовок2" style:family="paragraph">
      <style:text-properties style:font-name="Times New Roman" style:font-name-complex="Times New Roman" style:language-asian="uk" style:country-asian="UA"/>
    </style:style>
    <style:style style:name="T69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0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language-asian="uk" style:country-asian="UA"/>
    </style:style>
    <style:style style:name="T72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language-asian="uk" style:country-asian="UA"/>
    </style:style>
    <style:style style:name="T74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5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language-asian="uk" style:country-asian="UA"/>
    </style:style>
    <style:style style:name="T77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P78" style:parent-style-name="Обычный" style:family="paragraph">
      <style:text-properties style:font-name="Times New Roman" style:font-name-complex="Times New Roman" style:language-asian="uk" style:country-asian="UA"/>
    </style:style>
    <style:style style:name="P79" style:parent-style-name="Обычный" style:family="paragraph">
      <style:text-properties style:font-name="Times New Roman" style:font-name-complex="Times New Roman" style:language-asian="uk" style:country-asian="UA"/>
    </style:style>
    <style:style style:name="P80" style:parent-style-name="Обычный" style:family="paragraph">
      <style:text-properties style:font-name="Times New Roman" style:font-name-complex="Times New Roman" style:language-asian="uk" style:country-asian="UA"/>
    </style:style>
    <style:style style:name="P81" style:parent-style-name="Обычный" style:family="paragraph">
      <style:text-properties style:font-name="Times New Roman" style:font-name-complex="Times New Roman" style:language-asian="uk" style:country-asian="UA"/>
    </style:style>
    <style:style style:name="P82" style:parent-style-name="Обычный" style:family="paragraph">
      <style:text-properties style:font-name="Times New Roman" style:font-name-complex="Times New Roman" style:language-asian="uk" style:country-asian="UA"/>
    </style:style>
    <style:style style:name="P83" style:parent-style-name="Обычный" style:family="paragraph">
      <style:text-properties style:font-name="Times New Roman" style:font-name-complex="Times New Roman" style:language-asian="uk" style:country-asian="UA"/>
    </style:style>
    <style:style style:name="P84" style:parent-style-name="Обычный" style:family="paragraph">
      <style:text-properties style:font-name="Times New Roman" style:font-name-complex="Times New Roman" style:language-asian="uk" style:country-asian="UA"/>
    </style:style>
    <style:style style:name="P85" style:parent-style-name="Обычный" style:family="paragraph">
      <style:text-properties style:font-name="Times New Roman" style:font-name-complex="Times New Roman" style:language-asian="uk" style:country-asian="UA"/>
    </style:style>
    <style:style style:name="P86" style:parent-style-name="Обычный" style:family="paragraph">
      <style:paragraph-properties fo:text-align="justify" fo:margin-top="0.0625in" style:line-height-at-least="0.1979in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language-asian="uk" style:country-asian="U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style:language-asian="uk" style:country-asian="UA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 style:font-size-complex="11.5pt" style:language-asian="uk" style:country-asian="UA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 style:font-size-complex="11.5pt" style:language-asian="uk" style:country-asian="UA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language-asian="uk" style:country-asian="UA"/>
    </style:style>
    <style:style style:name="T98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P99" style:parent-style-name="Обычный" style:family="paragraph">
      <style:paragraph-properties style:text-autospace="none"/>
    </style:style>
    <style:style style:name="T100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01" style:parent-style-name="Обычный" style:family="paragraph">
      <style:paragraph-properties style:text-autospace="none"/>
    </style:style>
    <style:style style:name="T10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0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04" style:parent-style-name="Обычный" style:family="paragraph">
      <style:paragraph-properties style:text-autospace="none"/>
    </style:style>
    <style:style style:name="T10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0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0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0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09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11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11" style:parent-style-name="Обычный" style:family="paragraph">
      <style:paragraph-properties style:text-autospace="none"/>
    </style:style>
    <style:style style:name="T11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1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1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1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1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17" style:parent-style-name="Обычный" style:family="paragraph">
      <style:paragraph-properties style:text-autospace="none"/>
    </style:style>
    <style:style style:name="T11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19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20" style:parent-style-name="Обычный" style:family="paragraph">
      <style:paragraph-properties style:text-autospace="none"/>
    </style:style>
    <style:style style:name="T1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2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2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2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1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2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2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2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1" style:parent-style-name="Обычный" style:family="paragraph">
      <style:paragraph-properties style:text-autospace="none"/>
    </style:style>
    <style:style style:name="T13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3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3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3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3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3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3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3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40" style:parent-style-name="Обычный" style:family="paragraph">
      <style:paragraph-properties style:text-autospace="none"/>
    </style:style>
    <style:style style:name="T14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4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4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4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45" style:parent-style-name="Обычный" style:family="paragraph">
      <style:paragraph-properties style:text-autospace="none"/>
    </style:style>
    <style:style style:name="T14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4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4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5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51" style:parent-style-name="Обычный" style:family="paragraph">
      <style:paragraph-properties style:text-autospace="none"/>
    </style:style>
    <style:style style:name="T15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5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4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15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56" style:parent-style-name="Обычный" style:family="paragraph">
      <style:paragraph-properties style:text-autospace="none"/>
    </style:style>
    <style:style style:name="T1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5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6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6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6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5" style:parent-style-name="Обычный" style:family="paragraph">
      <style:paragraph-properties style:text-autospace="none"/>
    </style:style>
    <style:style style:name="T1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69" style:parent-style-name="Обычный" style:family="paragraph">
      <style:paragraph-properties style:text-autospace="none"/>
    </style:style>
    <style:style style:name="T1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7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7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7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75" style:parent-style-name="Обычный" style:family="paragraph">
      <style:paragraph-properties style:text-autospace="none"/>
    </style:style>
    <style:style style:name="T1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77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1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79" style:parent-style-name="Обычный" style:family="paragraph">
      <style:paragraph-properties style:text-autospace="none"/>
    </style:style>
    <style:style style:name="T1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8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8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85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P186" style:parent-style-name="Обычный" style:family="paragraph">
      <style:paragraph-properties style:text-autospace="none"/>
    </style:style>
    <style:style style:name="T187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T188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189" style:parent-style-name="Обычный" style:family="paragraph">
      <style:paragraph-properties style:text-autospace="none"/>
    </style:style>
    <style:style style:name="T19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92" style:parent-style-name="Обычный" style:family="paragraph">
      <style:paragraph-properties style:text-autospace="none"/>
    </style:style>
    <style:style style:name="T19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9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9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19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197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19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199" style:parent-style-name="Обычный" style:family="paragraph">
      <style:paragraph-properties style:text-autospace="none"/>
    </style:style>
    <style:style style:name="T2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05" style:parent-style-name="Обычный" style:family="paragraph">
      <style:paragraph-properties style:text-autospace="none"/>
    </style:style>
    <style:style style:name="T20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0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09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21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1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13" style:parent-style-name="Обычный" style:family="paragraph">
      <style:paragraph-properties style:text-autospace="none"/>
    </style:style>
    <style:style style:name="T21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1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1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1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2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2" style:parent-style-name="Обычный" style:family="paragraph">
      <style:paragraph-properties style:text-autospace="none"/>
    </style:style>
    <style:style style:name="T22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27" style:parent-style-name="Обычный" style:family="paragraph">
      <style:paragraph-properties style:text-autospace="none"/>
    </style:style>
    <style:style style:name="T22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2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3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2" style:parent-style-name="Обычный" style:family="paragraph">
      <style:paragraph-properties style:text-autospace="none"/>
    </style:style>
    <style:style style:name="T23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3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3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3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3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39" style:parent-style-name="Обычный" style:family="paragraph">
      <style:paragraph-properties style:text-autospace="none"/>
    </style:style>
    <style:style style:name="T24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4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44" style:parent-style-name="Обычный" style:family="paragraph">
      <style:paragraph-properties style:text-autospace="none"/>
    </style:style>
    <style:style style:name="T2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4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4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4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5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5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3" style:parent-style-name="Обычный" style:family="paragraph">
      <style:paragraph-properties style:text-autospace="none"/>
    </style:style>
    <style:style style:name="T25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5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5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58" style:parent-style-name="Обычный" style:family="paragraph">
      <style:paragraph-properties style:text-autospace="none"/>
    </style:style>
    <style:style style:name="T2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6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6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63" style:parent-style-name="Обычный" style:family="paragraph">
      <style:paragraph-properties style:text-autospace="none"/>
    </style:style>
    <style:style style:name="T26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6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2" style:parent-style-name="Обычный" style:family="paragraph">
      <style:paragraph-properties style:text-autospace="none"/>
    </style:style>
    <style:style style:name="T27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7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77" style:parent-style-name="Обычный" style:family="paragraph">
      <style:paragraph-properties style:text-autospace="none"/>
    </style:style>
    <style:style style:name="T2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7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3" style:parent-style-name="Обычный" style:family="paragraph">
      <style:paragraph-properties style:text-autospace="none"/>
    </style:style>
    <style:style style:name="T28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8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86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28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88" style:parent-style-name="Обычный" style:family="paragraph">
      <style:paragraph-properties style:text-autospace="none"/>
    </style:style>
    <style:style style:name="T28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9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29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9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297" style:parent-style-name="Обычный" style:family="paragraph">
      <style:paragraph-properties style:text-autospace="none"/>
    </style:style>
    <style:style style:name="T29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29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01" style:parent-style-name="Обычный" style:family="paragraph">
      <style:paragraph-properties style:text-autospace="none"/>
    </style:style>
    <style:style style:name="T3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0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05" style:parent-style-name="Обычный" style:family="paragraph">
      <style:paragraph-properties style:text-autospace="none"/>
    </style:style>
    <style:style style:name="T30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0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0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0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10" style:parent-style-name="Обычный" style:family="paragraph">
      <style:paragraph-properties style:text-autospace="none"/>
    </style:style>
    <style:style style:name="T31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2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313" style:parent-style-name="Обычный" style:family="paragraph">
      <style:paragraph-properties style:text-autospace="none"/>
    </style:style>
    <style:style style:name="T31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5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31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17" style:parent-style-name="Обычный" style:family="paragraph">
      <style:paragraph-properties style:text-autospace="none"/>
    </style:style>
    <style:style style:name="T31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2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2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2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language-asian="uk" style:country-asian="UA"/>
    </style:style>
    <style:style style:name="T325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P326" style:parent-style-name="Обычный" style:family="paragraph">
      <style:paragraph-properties style:text-autospace="none"/>
    </style:style>
    <style:style style:name="T32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2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2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30" style:parent-style-name="Обычный" style:family="paragraph">
      <style:paragraph-properties style:text-autospace="none"/>
    </style:style>
    <style:style style:name="T33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3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3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5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33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37" style:parent-style-name="Обычный" style:family="paragraph">
      <style:paragraph-properties style:text-autospace="none"/>
    </style:style>
    <style:style style:name="T33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3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4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3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344" style:parent-style-name="Обычный" style:family="paragraph">
      <style:paragraph-properties style:text-autospace="none"/>
    </style:style>
    <style:style style:name="T3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4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4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4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0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351" style:parent-style-name="Обычный" style:family="paragraph">
      <style:paragraph-properties style:text-autospace="none"/>
    </style:style>
    <style:style style:name="T35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5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5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T35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5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5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6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6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62" style:parent-style-name="Обычный" style:family="paragraph">
      <style:paragraph-properties style:text-autospace="none"/>
    </style:style>
    <style:style style:name="T3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64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365" style:parent-style-name="Обычный" style:family="paragraph">
      <style:paragraph-properties style:text-autospace="none"/>
    </style:style>
    <style:style style:name="T3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6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1" style:parent-style-name="Обычный" style:family="paragraph">
      <style:paragraph-properties style:text-autospace="none"/>
    </style:style>
    <style:style style:name="T3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7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7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8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81" style:parent-style-name="Обычный" style:family="paragraph">
      <style:paragraph-properties style:text-autospace="none"/>
    </style:style>
    <style:style style:name="T3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8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8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8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9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9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9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9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395" style:parent-style-name="Обычный" style:family="paragraph">
      <style:paragraph-properties style:text-autospace="none"/>
    </style:style>
    <style:style style:name="T39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39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39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0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01" style:parent-style-name="Обычный" style:family="paragraph">
      <style:paragraph-properties style:text-autospace="none"/>
    </style:style>
    <style:style style:name="T4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0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0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0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07" style:parent-style-name="Обычный" style:family="paragraph">
      <style:paragraph-properties style:text-autospace="none"/>
    </style:style>
    <style:style style:name="T40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0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1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1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12" style:parent-style-name="Обычный" style:family="paragraph">
      <style:paragraph-properties style:text-autospace="none"/>
    </style:style>
    <style:style style:name="T41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1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1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1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1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1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2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22" style:parent-style-name="Обычный" style:family="paragraph">
      <style:paragraph-properties style:text-autospace="none"/>
    </style:style>
    <style:style style:name="T42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26" style:parent-style-name="Обычный" style:family="paragraph">
      <style:paragraph-properties style:text-autospace="none"/>
    </style:style>
    <style:style style:name="T42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2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2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30" style:parent-style-name="Обычный" style:family="paragraph">
      <style:paragraph-properties style:text-autospace="none"/>
    </style:style>
    <style:style style:name="T43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3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3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3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37" style:parent-style-name="Обычный" style:family="paragraph">
      <style:paragraph-properties style:text-autospace="none"/>
    </style:style>
    <style:style style:name="T43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3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4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4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4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47" style:parent-style-name="Обычный" style:family="paragraph">
      <style:paragraph-properties style:text-autospace="none"/>
    </style:style>
    <style:style style:name="T4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4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51" style:parent-style-name="Обычный" style:family="paragraph">
      <style:paragraph-properties style:text-autospace="none"/>
    </style:style>
    <style:style style:name="T45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5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55" style:parent-style-name="Обычный" style:family="paragraph">
      <style:paragraph-properties style:text-autospace="none"/>
    </style:style>
    <style:style style:name="T45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5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5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6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62" style:parent-style-name="Обычный" style:family="paragraph">
      <style:paragraph-properties style:text-autospace="none"/>
    </style:style>
    <style:style style:name="T4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6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6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6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6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1" style:parent-style-name="Обычный" style:family="paragraph">
      <style:paragraph-properties style:text-autospace="none"/>
    </style:style>
    <style:style style:name="T4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7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5" style:parent-style-name="Обычный" style:family="paragraph">
      <style:paragraph-properties style:text-autospace="none"/>
    </style:style>
    <style:style style:name="T4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7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79" style:parent-style-name="Обычный" style:family="paragraph">
      <style:paragraph-properties style:text-autospace="none"/>
    </style:style>
    <style:style style:name="T4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8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8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8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86" style:parent-style-name="Обычный" style:family="paragraph">
      <style:paragraph-properties style:text-autospace="none"/>
    </style:style>
    <style:style style:name="T48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8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8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9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9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9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9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9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496" style:parent-style-name="Обычный" style:family="paragraph">
      <style:paragraph-properties style:text-autospace="none"/>
    </style:style>
    <style:style style:name="T49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49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49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00" style:parent-style-name="Обычный" style:family="paragraph">
      <style:paragraph-properties style:text-autospace="none"/>
    </style:style>
    <style:style style:name="T50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0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0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04" style:parent-style-name="Обычный" style:family="paragraph">
      <style:paragraph-properties style:text-autospace="none"/>
    </style:style>
    <style:style style:name="T50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0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0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0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0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1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11" style:parent-style-name="Обычный" style:family="paragraph">
      <style:paragraph-properties style:text-autospace="none"/>
    </style:style>
    <style:style style:name="T51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13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514" style:parent-style-name="Обычный" style:family="paragraph">
      <style:paragraph-properties style:text-autospace="none"/>
    </style:style>
    <style:style style:name="T51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1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1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1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2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2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23" style:parent-style-name="Обычный" style:family="paragraph">
      <style:paragraph-properties style:text-autospace="none"/>
    </style:style>
    <style:style style:name="T52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2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2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27" style:parent-style-name="Обычный" style:family="paragraph">
      <style:paragraph-properties style:text-autospace="none"/>
    </style:style>
    <style:style style:name="T52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2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3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31" style:parent-style-name="Обычный" style:family="paragraph">
      <style:paragraph-properties style:text-autospace="none"/>
    </style:style>
    <style:style style:name="T53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3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3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3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3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3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38" style:parent-style-name="Обычный" style:family="paragraph">
      <style:paragraph-properties style:text-autospace="none"/>
    </style:style>
    <style:style style:name="T53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40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541" style:parent-style-name="Обычный" style:family="paragraph">
      <style:paragraph-properties style:text-autospace="none"/>
    </style:style>
    <style:style style:name="T5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4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4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4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4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4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4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5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5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5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54" style:parent-style-name="Обычный" style:family="paragraph">
      <style:paragraph-properties style:text-autospace="none"/>
    </style:style>
    <style:style style:name="T5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5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5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5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6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6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62" style:parent-style-name="Обычный" style:family="paragraph">
      <style:paragraph-properties style:text-autospace="none"/>
    </style:style>
    <style:style style:name="T5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64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565" style:parent-style-name="Обычный" style:family="paragraph">
      <style:paragraph-properties style:text-autospace="none"/>
    </style:style>
    <style:style style:name="T56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6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6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7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7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74" style:parent-style-name="Обычный" style:family="paragraph">
      <style:paragraph-properties style:text-autospace="none"/>
    </style:style>
    <style:style style:name="T57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7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7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78" style:parent-style-name="Обычный" style:family="paragraph">
      <style:paragraph-properties style:text-autospace="none"/>
    </style:style>
    <style:style style:name="T57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8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8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83" style:parent-style-name="Обычный" style:family="paragraph">
      <style:paragraph-properties style:text-autospace="none"/>
    </style:style>
    <style:style style:name="T5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8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8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8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8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8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590" style:parent-style-name="Обычный" style:family="paragraph">
      <style:paragraph-properties style:text-autospace="none"/>
    </style:style>
    <style:style style:name="T5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92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593" style:parent-style-name="Обычный" style:family="paragraph">
      <style:paragraph-properties style:text-autospace="none"/>
    </style:style>
    <style:style style:name="T59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9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9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9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59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59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01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02" style:parent-style-name="Обычный" style:family="paragraph">
      <style:paragraph-properties style:text-autospace="none"/>
    </style:style>
    <style:style style:name="T60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0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0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06" style:parent-style-name="Обычный" style:family="paragraph">
      <style:paragraph-properties style:text-autospace="none"/>
    </style:style>
    <style:style style:name="T60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0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0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1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11" style:parent-style-name="Обычный" style:family="paragraph">
      <style:paragraph-properties style:text-autospace="none"/>
    </style:style>
    <style:style style:name="T61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1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1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1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1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1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18" style:parent-style-name="Обычный" style:family="paragraph">
      <style:paragraph-properties style:text-autospace="none"/>
    </style:style>
    <style:style style:name="T61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2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2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2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2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2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2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2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2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2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2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3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31" style:parent-style-name="Обычный" style:family="paragraph">
      <style:paragraph-properties style:text-autospace="none"/>
    </style:style>
    <style:style style:name="T63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3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3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3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36" style:parent-style-name="Обычный" style:family="paragraph">
      <style:paragraph-properties style:text-autospace="none"/>
    </style:style>
    <style:style style:name="T63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3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3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4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4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4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4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4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4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4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4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4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49" style:parent-style-name="Обычный" style:family="paragraph">
      <style:paragraph-properties style:text-autospace="none"/>
    </style:style>
    <style:style style:name="T6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5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5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5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54" style:parent-style-name="Обычный" style:family="paragraph">
      <style:paragraph-properties style:text-autospace="none"/>
    </style:style>
    <style:style style:name="T6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5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58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60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6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6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6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6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6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67" style:parent-style-name="Обычный" style:family="paragraph">
      <style:paragraph-properties style:text-autospace="none"/>
    </style:style>
    <style:style style:name="T66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6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7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7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7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73" style:parent-style-name="Обычный" style:family="paragraph">
      <style:paragraph-properties style:text-autospace="none"/>
    </style:style>
    <style:style style:name="T6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7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77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7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7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80" style:parent-style-name="Обычный" style:family="paragraph">
      <style:paragraph-properties style:text-autospace="none"/>
    </style:style>
    <style:style style:name="T68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8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85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8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8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8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8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90" style:parent-style-name="Обычный" style:family="paragraph">
      <style:paragraph-properties style:text-autospace="none"/>
    </style:style>
    <style:style style:name="T69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9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9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9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9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69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69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98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699" style:parent-style-name="Обычный" style:family="paragraph">
      <style:paragraph-properties style:text-autospace="none"/>
    </style:style>
    <style:style style:name="T70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01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0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0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04" style:parent-style-name="Обычный" style:family="paragraph">
      <style:paragraph-properties style:text-autospace="none"/>
    </style:style>
    <style:style style:name="T70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0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0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08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0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10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11" style:parent-style-name="Обычный" style:family="paragraph">
      <style:paragraph-properties style:text-autospace="none"/>
    </style:style>
    <style:style style:name="T71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13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P71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15" style:parent-style-name="Обычный" style:family="paragraph">
      <style:paragraph-properties style:text-autospace="none"/>
    </style:style>
    <style:style style:name="T71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1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1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19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2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21" style:parent-style-name="Основнойшрифтабзаца" style:family="text">
      <style:text-properties style:font-name="Times New Roman" style:font-name-complex="Times New Roman" fo:color="#008000" fo:font-size="9.5pt" style:font-size-asian="9.5pt" style:font-size-complex="9.5pt" style:language-asian="uk" style:country-asian="UA"/>
    </style:style>
    <style:style style:name="P722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23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24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25" style:parent-style-name="Обычный" style:family="paragraph">
      <style:paragraph-properties style:text-autospace="none"/>
    </style:style>
    <style:style style:name="T726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2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28" style:parent-style-name="Основнойшрифтабзаца" style:family="text">
      <style:text-properties style:font-name="Times New Roman" style:font-name-complex="Times New Roman" fo:color="#2B91AF" fo:font-size="9.5pt" style:font-size-asian="9.5pt" style:font-size-complex="9.5pt" style:language-asian="uk" style:country-asian="UA"/>
    </style:style>
    <style:style style:name="P729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30" style:parent-style-name="Обычный" style:family="paragraph">
      <style:paragraph-properties style:text-autospace="none"/>
    </style:style>
    <style:style style:name="T73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32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3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34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3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3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37" style:parent-style-name="Обычный" style:family="paragraph">
      <style:paragraph-properties style:text-autospace="none"/>
    </style:style>
    <style:style style:name="T73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3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4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41" style:parent-style-name="Обычный" style:family="paragraph">
      <style:paragraph-properties style:text-autospace="none"/>
    </style:style>
    <style:style style:name="T74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43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4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45" style:parent-style-name="Обычный" style:family="paragraph">
      <style:paragraph-properties style:text-autospace="none"/>
    </style:style>
    <style:style style:name="T74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47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4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49" style:parent-style-name="Обычный" style:family="paragraph">
      <style:paragraph-properties style:text-autospace="none"/>
    </style:style>
    <style:style style:name="T75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51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5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5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54" style:parent-style-name="Обычный" style:family="paragraph">
      <style:paragraph-properties style:text-autospace="none"/>
    </style:style>
    <style:style style:name="T75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56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5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58" style:parent-style-name="Обычный" style:family="paragraph">
      <style:paragraph-properties style:text-autospace="none"/>
    </style:style>
    <style:style style:name="T75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60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6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62" style:parent-style-name="Обычный" style:family="paragraph">
      <style:paragraph-properties style:text-autospace="none"/>
    </style:style>
    <style:style style:name="T76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64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65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66" style:parent-style-name="Обычный" style:family="paragraph">
      <style:paragraph-properties style:text-autospace="none"/>
    </style:style>
    <style:style style:name="T767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68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69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70" style:parent-style-name="Обычный" style:family="paragraph">
      <style:paragraph-properties style:text-autospace="none"/>
    </style:style>
    <style:style style:name="T771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72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73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7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75" style:parent-style-name="Обычный" style:family="paragraph">
      <style:paragraph-properties style:text-autospace="none"/>
    </style:style>
    <style:style style:name="T776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77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78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79" style:parent-style-name="Основнойшрифтабзаца" style:family="text">
      <style:text-properties style:font-name="Times New Roman" style:font-name-complex="Times New Roman" fo:color="#0000FF" fo:font-size="9.5pt" style:font-size-asian="9.5pt" style:font-size-complex="9.5pt" style:language-asian="uk" style:country-asian="UA"/>
    </style:style>
    <style:style style:name="T780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81" style:parent-style-name="Обычный" style:family="paragraph">
      <style:paragraph-properties style:text-autospace="none"/>
    </style:style>
    <style:style style:name="T782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T783" style:parent-style-name="Основнойшрифтабзаца" style:family="text">
      <style:text-properties style:font-name="Times New Roman" style:font-name-complex="Times New Roman" fo:color="#A31515" fo:font-size="9.5pt" style:font-size-asian="9.5pt" style:font-size-complex="9.5pt" style:language-asian="uk" style:country-asian="UA"/>
    </style:style>
    <style:style style:name="T784" style:parent-style-name="Основнойшрифтабзаца" style:family="text"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85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86" style:parent-style-name="Обычный" style:family="paragraph">
      <style:paragraph-properties style:text-autospace="none"/>
      <style:text-properties style:font-name="Times New Roman" style:font-name-complex="Times New Roman" fo:font-size="9.5pt" style:font-size-asian="9.5pt" style:font-size-complex="9.5pt" style:language-asian="uk" style:country-asian="UA"/>
    </style:style>
    <style:style style:name="P787" style:parent-style-name="Обычный" style:family="paragraph">
      <style:paragraph-properties fo:break-before="page"/>
      <style:text-properties style:font-name="Times New Roman" style:font-name-complex="Times New Roman" fo:hyphenate="true"/>
    </style:style>
    <style:style style:name="P788" style:parent-style-name="Заголовок1" style:family="paragraph">
      <style:text-properties style:font-name="Times New Roman" fo:language="uk" fo:country="UA"/>
    </style:style>
    <style:style style:name="P789" style:parent-style-name="Заголовок2" style:family="paragraph">
      <style:text-properties style:font-name="Times New Roman" style:font-name-complex="Times New Roman"/>
    </style:style>
    <style:style style:name="T7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anguage-asian="uk" style:country-asian="UA"/>
    </style:style>
    <style:style style:name="T791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92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T7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language-asian="uk" style:country-asian="UA"/>
    </style:style>
    <style:style style:name="T794" style:parent-style-name="Основнойшрифтабзаца" style:family="text">
      <style:text-properties style:font-name="Times New Roman" style:font-name-complex="Times New Roman" style:language-asian="uk" style:country-asian="UA"/>
    </style:style>
    <style:style style:name="P795" style:parent-style-name="Обычный" style:family="paragraph">
      <style:text-properties style:font-name="Times New Roman" style:font-name-complex="Times New Roman" style:language-asian="uk" style:country-asian="UA"/>
    </style:style>
    <style:style style:name="P796" style:parent-style-name="Обычный" style:family="paragraph">
      <style:text-properties style:font-name="Times New Roman" style:font-name-complex="Times New Roman" style:language-asian="uk" style:country-asian="UA"/>
    </style:style>
    <style:style style:name="P797" style:parent-style-name="Обычный" style:family="paragraph">
      <style:text-properties style:font-name="Times New Roman" style:font-name-complex="Times New Roman" style:language-asian="uk" style:country-asian="UA"/>
    </style:style>
    <style:style style:name="P798" style:parent-style-name="Обычный" style:family="paragraph">
      <style:paragraph-properties fo:widows="2" fo:orphans="2" style:vertical-align="auto" fo:margin-top="0.1069in" fo:margin-bottom="0.1388in" fo:line-height="101%">
        <style:tab-stops>
          <style:tab-stop style:type="left" style:position="0.2958in"/>
        </style:tab-stops>
      </style:paragraph-properties>
      <style:text-properties style:font-name="Times New Roman" style:font-name-complex="Times New Roman" style:use-window-font-color="true" fo:font-size="14pt" style:font-size-asian="14pt" style:font-size-complex="14pt" fo:hyphenate="true"/>
    </style:style>
    <style:style style:name="P799" style:parent-style-name="Standard" style:family="paragraph">
      <style:paragraph-properties fo:margin-bottom="0.1111in" style:line-height-at-least="0.2166in"/>
    </style:style>
    <style:style style:name="T80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80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80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8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8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99" style:parent-style-name="Standard" style:family="paragraph">
      <style:paragraph-properties fo:margin-bottom="0.1111in" style:line-height-at-least="0.2166in"/>
    </style:style>
    <style:style style:name="T90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</text:span><text:span text:style-name="T25">10</text:span></text:p>
      <text:p text:style-name="P26"><text:span text:style-name="T27"> </text:span></text:p>
      <text:p text:style-name="P28">Тема:</text:p>
      <text:p text:style-name="P29"><text:span text:style-name="T30">Перева</text:span><text:bookmark-start text:name="_GoBack"/><text:bookmark-end text:name="_GoBack"/><text:span text:style-name="T31">нтаження операцій</text:span><text:span text:style-name="T32">.</text:span></text:p>
      <text:p text:style-name="P33"><text:span text:style-name="T34">Варіант №</text:span><text:span text:style-name="T35">6</text:span></text:p>
      <text:p text:style-name="P36"/>
      <text:p text:style-name="P37"><text:span text:style-name="T38"> </text:span></text:p>
      <text:p text:style-name="P39"><text:span text:style-name="T40">Виконав</text:span><text:span text:style-name="T41">:</text:span><text:span text:style-name="T42"><text:line-break/></text:span><text:span text:style-name="T43">студент<text:s/></text:span><text:span text:style-name="T44">1</text:span><text:span text:style-name="T45">-го курсу</text:span><text:span text:style-name="T46"><text:line-break/></text:span><text:span text:style-name="T47">групи KN</text:span><text:span text:style-name="T48">ms</text:span><text:span text:style-name="T49">1-B2</text:span><text:span text:style-name="T50">3</text:span><text:span text:style-name="T51"><text:line-break/></text:span><text:span text:style-name="T52">Дарманський М.А.</text:span></text:p>
      <text:p text:style-name="P53"/>
      <text:p text:style-name="P54"><text:span text:style-name="T55">Прийняла</text:span><text:span text:style-name="T56">:</text:span><text:span text:style-name="T57"><text:line-break/></text:span><text:span text:style-name="T58">старший викладач,</text:span><text:span text:style-name="T59"><text:line-break/></text:span><text:span text:style-name="T60">Мястковська М.О.</text:span></text:p>
      <text:p text:style-name="P61"/>
      <text:p text:style-name="P62"/>
      <text:p text:style-name="P63">Кам’янець-Подільський – 2023</text:p>
      <text:p text:style-name="P64"/>
      <text:p text:style-name="P65"><text:bookmark-start text:name="_Toc191167405"/></text:p>
      <text:p text:style-name="P66">Теоретичні відомості<text:bookmark-end text:name="_Toc191167405"/></text:p>
      <text:p text:style-name="P67">Мова C# дозволяє визначити значення<text:s/>операції щодо створюваного класу. Цей процес називається перевантаженням операцій. Перенавантажуючи операцію, ви розширюєте її використання для класу.</text:p>
      <text:h text:style-name="P68" text:outline-level="2">Основи перевантаження операцій</text:h>
      <text:p text:style-name="Обычный"><text:span text:style-name="T69">Перевантаження операцій тісно пов'язане з перевантаженням методів. Для пер</text:span><text:span text:style-name="T70">евантаження операцій використовується ключове слово </text:span><text:span text:style-name="T71">operator</text:span><text:span text:style-name="T72">, що дозволяє створити </text:span><text:span text:style-name="T73">операційний метод</text:span><text:span text:style-name="T74">, який визначає дію операції, пов'язану з її класом.</text:span></text:p>
      <text:p text:style-name="Обычный"><text:span text:style-name="T75">Існує дві форми методів </text:span><text:span text:style-name="T76">operator</text:span><text:span text:style-name="T77">: одна використовується для унарних операцій, а інша – для бінарних.</text:span></text:p>
      <text:p text:style-name="P78">//загальний формат перевантаження для унарної операції</text:p>
      <text:p text:style-name="P79">public static тип_повернення operator op( тип_параметра операнд){ //тіло_метода</text:p>
      <text:p text:style-name="P80">}</text:p>
      <text:p text:style-name="P81">// загальний формат перевантаження для бінарної операції<text:s/></text:p>
      <text:p text:style-name="P82">public static тип_повернення operator op(</text:p>
      <text:p text:style-name="P83">тип_параметра1 операнд1, тип_параметра2 операнд2) {<text:s/></text:p>
      <text:p text:style-name="P84">//тіло_метода</text:p>
      <text:p text:style-name="P85">}</text:p>
      <text:p text:style-name="P86"><text:span text:style-name="T87">Тут елемент<text:s/></text:span><text:span text:style-name="T88">op<text:s/></text:span><text:span text:style-name="T89">– це операція (наприклад “+” або “/”), яка перевантажується. Елемент<text:s/></text:span><text:span text:style-name="T90">тип_повернення<text:s/></text:span><text:span text:style-name="T91">– це тип значення, що повертається при виконанні заданої операції. Для унарних операцій тип операнда повинен<text:s/></text:span><text:span text:style-name="T92">співпадати з класом, для якого визначена операція. Що стосується бінарних операцій, то тип хоч би одного операнда повинен співпадати з відповідним класом. Таким чином, C#-операції не можна перенавантажувати для класів, не створених вами. Наприклад, ви не м</text:span><text:span text:style-name="T93">ожете перенавантажувати операцію “+” для типів<text:s/></text:span><text:span text:style-name="T94">int<text:s/></text:span><text:span text:style-name="T95">або<text:s/></text:span><text:span text:style-name="T96">string</text:span><text:span text:style-name="T97">.</text:span></text:p>
      <text:h text:style-name="Заголовок2" text:outline-level="2"><text:span text:style-name="T98">Перевантаження бінарних операцій</text:span></text:h>
      <text:p text:style-name="P99"><text:span text:style-name="T100">//Приклад #1: Operator “+” overloading</text:span></text:p>
      <text:p text:style-name="P101"><text:span text:style-name="T102">using</text:span><text:span text:style-name="T103"><text:s/>System;</text:span></text:p>
      <text:p text:style-name="P104"><text:span text:style-name="T105">public</text:span><text:span text:style-name="T106"><text:s/></text:span><text:span text:style-name="T107">class</text:span><text:span text:style-name="T108"><text:s/></text:span><text:span text:style-name="T109">Integer</text:span></text:p>
      <text:p text:style-name="P110">{</text:p>
      <text:p text:style-name="P111"><text:span text:style-name="T112"><text:s text:c="4"/></text:span><text:span text:style-name="T113">public</text:span><text:span text:style-name="T114"><text:s/></text:span><text:span text:style-name="T115">int</text:span><text:span text:style-name="T116"><text:s/>mValue;</text:span></text:p>
      <text:p text:style-name="P117"><text:span text:style-name="T118"><text:s text:c="4"/></text:span><text:span text:style-name="T119">// Bad Idea for public data member</text:span></text:p>
      <text:p text:style-name="P120"><text:span text:style-name="T121"><text:s text:c="4"/></text:span><text:span text:style-name="T122">public</text:span><text:span text:style-name="T123"><text:s/></text:span><text:span text:style-name="T124">Integer</text:span><text:span text:style-name="T125">(</text:span><text:span text:style-name="T126">int</text:span><text:span text:style-name="T127"><text:s/>value)</text:span></text:p>
      <text:p text:style-name="P128"><text:s text:c="4"/>{</text:p>
      <text:p text:style-name="P129"><text:s text:c="8"/>mValue = value;</text:p>
      <text:p text:style-name="P130"><text:s text:c="4"/>}</text:p>
      <text:p text:style-name="P131"><text:span text:style-name="T132"><text:s text:c="4"/></text:span><text:span text:style-name="T133">public</text:span><text:span text:style-name="T134"><text:s/></text:span><text:span text:style-name="T135">static</text:span><text:span text:style-name="T136"><text:s/>Integer<text:s/></text:span><text:span text:style-name="T137">operator</text:span><text:span text:style-name="T138"><text:s/>+ (Integer x, Integer у)</text:span></text:p>
      <text:p text:style-name="P139"><text:s text:c="4"/>{</text:p>
      <text:p text:style-name="P140"><text:span text:style-name="T141"><text:s text:c="8"/>Integer sum =<text:s/></text:span><text:span text:style-name="T142">new</text:span><text:span text:style-name="T143"><text:s/>Integer(0);</text:span></text:p>
      <text:p text:style-name="P144"><text:s text:c="8"/>sum.mValue = x.mValue + у.mValue;</text:p>
      <text:p text:style-name="P145"><text:span text:style-name="T146"><text:s text:c="8"/></text:span><text:span text:style-name="T147">return</text:span><text:span text:style-name="T148"><text:s/>sum;</text:span></text:p>
      <text:p text:style-name="P149"><text:s text:c="4"/>}</text:p>
      <text:p text:style-name="P150">}</text:p>
      <text:p text:style-name="P151"><text:span text:style-name="T152">class</text:span><text:span text:style-name="T153"><text:s/></text:span><text:span text:style-name="T154">TestMain</text:span></text:p>
      <text:p text:style-name="P155">{</text:p>
      <text:p text:style-name="P156"><text:span text:style-name="T157"><text:s text:c="4"/></text:span><text:span text:style-name="T158">public</text:span><text:span text:style-name="T159"><text:s/></text:span><text:span text:style-name="T160">static</text:span><text:span text:style-name="T161"><text:s/></text:span><text:span text:style-name="T162">int</text:span><text:span text:style-name="T163"><text:s/>Main()</text:span></text:p>
      <text:p text:style-name="P164"><text:s text:c="4"/>{</text:p>
      <text:p text:style-name="P165"><text:span text:style-name="T166"><text:s text:c="8"/>Integer y =<text:s/></text:span><text:span text:style-name="T167">new</text:span><text:span text:style-name="T168"><text:s/>Integer(10);<text:s/></text:span></text:p>
      <text:p text:style-name="P169"><text:span text:style-name="T170"><text:s text:c="8"/>Integer z =<text:s/></text:span><text:span text:style-name="T171">new</text:span><text:span text:style-name="T172"><text:s/>Integer(20);<text:s/></text:span></text:p>
      <text:p text:style-name="P173"><text:s text:c="8"/>Integer w;</text:p>
      <text:p text:style-name="P174"><text:s text:c="8"/>w = y + z + y + z;</text:p>
      <text:p text:style-name="P175"><text:span text:style-name="T176"><text:s text:c="8"/>Console.WriteLine(</text:span><text:span text:style-name="T177">"Integer:"</text:span><text:span text:style-name="T178"><text:s/>+ w.mValue);</text:span></text:p>
      <text:p text:style-name="P179"><text:span text:style-name="T180"><text:s text:c="8"/></text:span><text:span text:style-name="T181">return</text:span><text:span text:style-name="T182"><text:s/>0;</text:span></text:p>
      <text:p text:style-name="P183"><text:s text:c="4"/>}</text:p>
      <text:p text:style-name="P184">}</text:p>
      <text:h text:style-name="Заголовок2" text:outline-level="2"><text:span text:style-name="T185">Перевантаження унарних операцій</text:span></text:h>
      <text:p text:style-name="P186"><text:span text:style-name="T187">//Приклад<text:s/></text:span><text:span text:style-name="T188">#2: Overload operator - with unary</text:span></text:p>
      <text:p text:style-name="P189"><text:span text:style-name="T190">using</text:span><text:span text:style-name="T191"><text:s/>System;</text:span></text:p>
      <text:p text:style-name="P192"><text:span text:style-name="T193">public</text:span><text:span text:style-name="T194"><text:s/></text:span><text:span text:style-name="T195">class</text:span><text:span text:style-name="T196"><text:s/></text:span><text:span text:style-name="T197">Integer</text:span></text:p>
      <text:p text:style-name="P198">{</text:p>
      <text:p text:style-name="P199"><text:span text:style-name="T200"><text:s text:c="4"/></text:span><text:span text:style-name="T201">private</text:span><text:span text:style-name="T202"><text:s/></text:span><text:span text:style-name="T203">int</text:span><text:span text:style-name="T204"><text:s/>mValue;</text:span></text:p>
      <text:p text:style-name="P205"><text:span text:style-name="T206"><text:s text:c="4"/></text:span><text:span text:style-name="T207">public</text:span><text:span text:style-name="T208"><text:s/></text:span><text:span text:style-name="T209">Integer</text:span><text:span text:style-name="T210">(</text:span><text:span text:style-name="T211">int</text:span><text:span text:style-name="T212"><text:s/>value) { mValue = value; }</text:span></text:p>
      <text:p text:style-name="P213"><text:span text:style-name="T214"><text:s text:c="4"/></text:span><text:span text:style-name="T215">public</text:span><text:span text:style-name="T216"><text:s/></text:span><text:span text:style-name="T217">static</text:span><text:span text:style-name="T218"><text:s/>Integer<text:s/></text:span><text:span text:style-name="T219">operator</text:span><text:span text:style-name="T220"><text:s/>+ (Integer x, Integer у)</text:span></text:p>
      <text:p text:style-name="P221"><text:s text:c="4"/>{</text:p>
      <text:p text:style-name="P222"><text:span text:style-name="T223"><text:s text:c="8"/>Integer sum =<text:s/></text:span><text:span text:style-name="T224">new</text:span><text:span text:style-name="T225"><text:s/>Integer(0);</text:span></text:p>
      <text:p text:style-name="P226"><text:s text:c="6"/><text:s text:c="2"/>sum.mValue = x.mValue + у.mValue;</text:p>
      <text:p text:style-name="P227"><text:span text:style-name="T228"><text:s text:c="8"/></text:span><text:span text:style-name="T229">return</text:span><text:span text:style-name="T230"><text:s/>sum;</text:span></text:p>
      <text:p text:style-name="P231"><text:s text:c="4"/>}</text:p>
      <text:p text:style-name="P232"><text:span text:style-name="T233"><text:s text:c="4"/></text:span><text:span text:style-name="T234">override</text:span><text:span text:style-name="T235"><text:s/></text:span><text:span text:style-name="T236">public</text:span><text:span text:style-name="T237"><text:s/>String ToString()</text:span></text:p>
      <text:p text:style-name="P238"><text:s text:c="4"/>{</text:p>
      <text:p text:style-name="P239"><text:span text:style-name="T240"><text:s text:c="8"/></text:span><text:span text:style-name="T241">return</text:span><text:span text:style-name="T242"><text:s/>mValue.ToString();</text:span></text:p>
      <text:p text:style-name="P243"><text:s text:c="4"/>}</text:p>
      <text:p text:style-name="P244"><text:span text:style-name="T245"><text:s text:c="4"/></text:span><text:span text:style-name="T246">public</text:span><text:span text:style-name="T247"><text:s/></text:span><text:span text:style-name="T248">static</text:span><text:span text:style-name="T249"><text:s/>Integer<text:s/></text:span><text:span text:style-name="T250">operator</text:span><text:span text:style-name="T251"><text:s/>- (Integer x, Integer у)</text:span></text:p>
      <text:p text:style-name="P252"><text:s text:c="4"/>{</text:p>
      <text:p text:style-name="P253"><text:span text:style-name="T254"><text:s text:c="8"/>Integer sum =<text:s/></text:span><text:span text:style-name="T255">new</text:span><text:span text:style-name="T256"><text:s/>Integer(0);</text:span></text:p>
      <text:p text:style-name="P257"><text:s text:c="8"/>sum.mValue = x.mValue - у.mValue;</text:p>
      <text:p text:style-name="P258"><text:span text:style-name="T259"><text:s text:c="8"/></text:span><text:span text:style-name="T260">return</text:span><text:span text:style-name="T261"><text:s/>sum;</text:span></text:p>
      <text:p text:style-name="P262"><text:s text:c="4"/>}</text:p>
      <text:p text:style-name="P263"><text:span text:style-name="T264"><text:s text:c="4"/></text:span><text:span text:style-name="T265">public</text:span><text:span text:style-name="T266"><text:s/></text:span><text:span text:style-name="T267">static</text:span><text:span text:style-name="T268"><text:s/>Integer<text:s/></text:span><text:span text:style-name="T269">operator</text:span><text:span text:style-name="T270"><text:s/>- (Integer x)</text:span></text:p>
      <text:p text:style-name="P271"><text:s text:c="4"/>{</text:p>
      <text:p text:style-name="P272"><text:span text:style-name="T273"><text:s text:c="8"/>Integer ret =<text:s/></text:span><text:span text:style-name="T274">new</text:span><text:span text:style-name="T275"><text:s/>Integer(0);</text:span></text:p>
      <text:p text:style-name="P276"><text:s text:c="8"/>ret.mValue = -x.mValue;</text:p>
      <text:p text:style-name="P277"><text:span text:style-name="T278"><text:s text:c="8"/></text:span><text:span text:style-name="T279">return</text:span><text:span text:style-name="T280"><text:s/>ret;</text:span></text:p>
      <text:p text:style-name="P281"><text:s text:c="4"/>}</text:p>
      <text:p text:style-name="P282">}</text:p>
      <text:p text:style-name="P283"><text:span text:style-name="T284">class</text:span><text:span text:style-name="T285"><text:s/></text:span><text:span text:style-name="T286">TestMain</text:span></text:p>
      <text:p text:style-name="P287">{</text:p>
      <text:p text:style-name="P288"><text:span text:style-name="T289"><text:s text:c="4"/></text:span><text:span text:style-name="T290">public</text:span><text:span text:style-name="T291"><text:s/></text:span><text:span text:style-name="T292">static</text:span><text:span text:style-name="T293"><text:s/></text:span><text:span text:style-name="T294">int</text:span><text:span text:style-name="T295"><text:s/>Main()</text:span></text:p>
      <text:p text:style-name="P296"><text:s text:c="4"/>{</text:p>
      <text:p text:style-name="P297"><text:span text:style-name="T298"><text:s text:c="8"/>Integer y =<text:s/></text:span><text:span text:style-name="T299">new</text:span><text:span text:style-name="T300"><text:s/>Integer(10);</text:span></text:p>
      <text:p text:style-name="P301"><text:span text:style-name="T302"><text:s text:c="8"/>Integer z =<text:s/></text:span><text:span text:style-name="T303">new</text:span><text:span text:style-name="T304"><text:s/>Integer(20);</text:span></text:p>
      <text:p text:style-name="P305"><text:span text:style-name="T306"><text:s text:c="8"/>Integer w =<text:s/></text:span><text:span text:style-name="T307">new</text:span><text:span text:style-name="T308"><text:s/>Integer(15);</text:span></text:p>
      <text:p text:style-name="P309"><text:s text:c="8"/>Integer u;</text:p>
      <text:p text:style-name="P310"><text:span text:style-name="T311"><text:s text:c="8"/>u = -y + z - w + y + z;<text:s/></text:span><text:span text:style-name="T312">// Minus + Plus Expression</text:span></text:p>
      <text:p text:style-name="P313"><text:span text:style-name="T314"><text:s text:c="8"/>Console.WriteLine(</text:span><text:span text:style-name="T315">"Integer:"</text:span><text:span text:style-name="T316"><text:s/>+ u);</text:span></text:p>
      <text:p text:style-name="P317"><text:span text:style-name="T318"><text:s text:c="7"/></text:span><text:span text:style-name="T319"><text:s/></text:span><text:span text:style-name="T320">return</text:span><text:span text:style-name="T321"><text:s/>0;</text:span></text:p>
      <text:p text:style-name="P322"><text:s text:c="4"/>}</text:p>
      <text:p text:style-name="P323">}</text:p>
      <text:h text:style-name="Заголовок2" text:outline-level="2"><text:span text:style-name="T324">Приклад. </text:span><text:span text:style-name="T325">Клас Fraction раціональних чисел (дробів).</text:span></text:h>
      <text:p text:style-name="P326"><text:span text:style-name="T327">using</text:span><text:span text:style-name="T328"><text:s/>System;</text:span></text:p>
      <text:p text:style-name="P329"/>
      <text:p text:style-name="P330"><text:span text:style-name="T331">public</text:span><text:span text:style-name="T332"><text:s/></text:span><text:span text:style-name="T333">struct</text:span><text:span text:style-name="T334"><text:s/></text:span><text:span text:style-name="T335">Fraction</text:span></text:p>
      <text:p text:style-name="P336">{</text:p>
      <text:p text:style-name="P337"><text:span text:style-name="T338"><text:s text:c="4"/></text:span><text:span text:style-name="T339">private</text:span><text:span text:style-name="T340"><text:s/></text:span><text:span text:style-name="T341">long</text:span><text:span text:style-name="T342"><text:s/>mNumerator;<text:s/></text:span><text:span text:style-name="T343">//чисельник</text:span></text:p>
      <text:p text:style-name="P344"><text:span text:style-name="T345"><text:s text:c="4"/></text:span><text:span text:style-name="T346">private</text:span><text:span text:style-name="T347"><text:s/></text:span><text:span text:style-name="T348">long</text:span><text:span text:style-name="T349"><text:s/>mDenominator;<text:s/></text:span><text:span text:style-name="T350">//знаменник</text:span></text:p>
      <text:p text:style-name="P351"><text:span text:style-name="T352"><text:s text:c="4"/></text:span><text:span text:style-name="T353">public</text:span><text:span text:style-name="T354"><text:s/></text:span><text:span text:style-name="T355">Fraction</text:span><text:span text:style-name="T356">(</text:span><text:span text:style-name="T357">long</text:span><text:span text:style-name="T358"><text:s/>aNumerator,<text:s/></text:span><text:span text:style-name="T359">long</text:span><text:span text:style-name="T360"><text:s/>aDenominator)</text:span></text:p>
      <text:p text:style-name="P361"><text:s text:c="4"/>{</text:p>
      <text:p text:style-name="P362"><text:span text:style-name="T363"><text:s text:c="8"/></text:span><text:span text:style-name="T364">// Cancel the fraction and make the denominator positive</text:span></text:p>
      <text:p text:style-name="P365"><text:span text:style-name="T366"><text:s text:c="8"/></text:span><text:span text:style-name="T367">long</text:span><text:span text:style-name="T368"><text:s/>gcd = GreatestCommonDivisor(aNumerator, aDenominator);</text:span></text:p>
      <text:p text:style-name="P369"><text:s text:c="8"/>mNumerator = aNumerator / gcd;</text:p>
      <text:p text:style-name="P370"><text:s text:c="8"/>mDenominator = aDenominator / gcd;</text:p>
      <text:p text:style-name="P371"><text:span text:style-name="T372"><text:s text:c="8"/></text:span><text:span text:style-name="T373">if</text:span><text:span text:style-name="T374"><text:s/>(mDenominator &lt;</text:span><text:span text:style-name="T375"><text:s/>0)</text:span></text:p>
      <text:p text:style-name="P376"><text:s text:c="8"/>{</text:p>
      <text:p text:style-name="P377"><text:s text:c="12"/>mNumerator = -mNumerator;</text:p>
      <text:p text:style-name="P378"><text:s text:c="12"/>mDenominator = -mDenominator;</text:p>
      <text:p text:style-name="P379"><text:s text:c="8"/>}</text:p>
      <text:p text:style-name="P380"><text:s text:c="4"/>}</text:p>
      <text:p text:style-name="P381"><text:span text:style-name="T382"><text:s text:c="4"/></text:span><text:span text:style-name="T383">private</text:span><text:span text:style-name="T384"><text:s/></text:span><text:span text:style-name="T385">static</text:span><text:span text:style-name="T386"><text:s/></text:span><text:span text:style-name="T387">long</text:span><text:span text:style-name="T388"><text:s/>GreatestCommonDivisor(</text:span><text:span text:style-name="T389">long</text:span><text:span text:style-name="T390"><text:s/>aNumber1,<text:s/></text:span><text:span text:style-name="T391">long</text:span><text:span text:style-name="T392"><text:s/>aNumber2)</text:span></text:p>
      <text:p text:style-name="P393"><text:s text:c="4"/>{</text:p>
      <text:p text:style-name="P394"><text:s text:c="8"/>aNumber1 = Math.Abs(aNumber1);</text:p>
      <text:p text:style-name="P395"><text:span text:style-name="T396"><text:s text:c="8"/>aNumber2 =<text:s/></text:span><text:span text:style-name="T397">Math.Abs(aNumber2);<text:s/></text:span><text:span text:style-name="T398">while</text:span><text:span text:style-name="T399"><text:s/>(aNumber1 &gt; 0)</text:span></text:p>
      <text:p text:style-name="P400"><text:s text:c="8"/>{</text:p>
      <text:p text:style-name="P401"><text:span text:style-name="T402"><text:s text:c="12"/></text:span><text:span text:style-name="T403">long</text:span><text:span text:style-name="T404"><text:s/>newNumber1 = aNumber2 % aNumber1; aNumber2 = aNumber1;</text:span></text:p>
      <text:p text:style-name="P405"><text:s text:c="12"/>aNumber1 = newNumber1;</text:p>
      <text:p text:style-name="P406"><text:s text:c="8"/>}</text:p>
      <text:p text:style-name="P407"><text:span text:style-name="T408"><text:s text:c="8"/></text:span><text:span text:style-name="T409">return</text:span><text:span text:style-name="T410"><text:s/>aNumber2;</text:span></text:p>
      <text:p text:style-name="P411"><text:s text:c="4"/>}</text:p>
      <text:p text:style-name="P412"><text:span text:style-name="T413"><text:s text:c="4"/></text:span><text:span text:style-name="T414">public</text:span><text:span text:style-name="T415"><text:s/></text:span><text:span text:style-name="T416">static</text:span><text:span text:style-name="T417"><text:s/>Fraction<text:s/></text:span><text:span text:style-name="T418">operator</text:span><text:span text:style-name="T419"><text:s/>+(Fraction aF1, Fract</text:span><text:span text:style-name="T420">ion aF2)</text:span></text:p>
      <text:p text:style-name="P421"><text:s text:c="4"/>{</text:p>
      <text:p text:style-name="P422"><text:span text:style-name="T423"><text:s text:c="8"/></text:span><text:span text:style-name="T424">long</text:span><text:span text:style-name="T425"><text:s/>num = aF1.mNumerator * aF2.mDenominator + aF2.mNumerator * aF1.mDenominator;</text:span></text:p>
      <text:p text:style-name="P426"><text:span text:style-name="T427"><text:s text:c="8"/></text:span><text:span text:style-name="T428">long</text:span><text:span text:style-name="T429"><text:s/>denom = aF1.mDenominator * aF2.mDenominator;</text:span></text:p>
      <text:p text:style-name="P430"><text:span text:style-name="T431"><text:s text:c="8"/></text:span><text:span text:style-name="T432">return</text:span><text:span text:style-name="T433"><text:s/></text:span><text:span text:style-name="T434">new</text:span><text:span text:style-name="T435"><text:s/>Fraction(num, denom);</text:span></text:p>
      <text:p text:style-name="P436"><text:s text:c="4"/>}</text:p>
      <text:p text:style-name="P437"><text:span text:style-name="T438"><text:s text:c="4"/></text:span><text:span text:style-name="T439">public</text:span><text:span text:style-name="T440"><text:s/></text:span><text:span text:style-name="T441">static</text:span><text:span text:style-name="T442"><text:s/>Fraction<text:s/></text:span><text:span text:style-name="T443">operator</text:span><text:span text:style-name="T444"><text:s/>-(Fraction</text:span><text:span text:style-name="T445"><text:s/>aF1, Fraction aF2)</text:span></text:p>
      <text:p text:style-name="P446"><text:s text:c="4"/>{</text:p>
      <text:p text:style-name="P447"><text:span text:style-name="T448"><text:s text:c="8"/></text:span><text:span text:style-name="T449">long</text:span><text:span text:style-name="T450"><text:s/>num = aF1.mNumerator * aF2.mDenominator - aF2.mNumerator * aF1.mDenominator;</text:span></text:p>
      <text:p text:style-name="P451"><text:span text:style-name="T452"><text:s text:c="8"/></text:span><text:span text:style-name="T453">long</text:span><text:span text:style-name="T454"><text:s/>denom = aF1.mDenominator * aF2.mDenominator;</text:span></text:p>
      <text:p text:style-name="P455"><text:span text:style-name="T456"><text:s text:c="8"/></text:span><text:span text:style-name="T457">return</text:span><text:span text:style-name="T458"><text:s/></text:span><text:span text:style-name="T459">new</text:span><text:span text:style-name="T460"><text:s/>Fraction(num, denom);</text:span></text:p>
      <text:p text:style-name="P461"><text:s text:c="4"/>}</text:p>
      <text:p text:style-name="P462"><text:span text:style-name="T463"><text:s text:c="4"/></text:span><text:span text:style-name="T464">public</text:span><text:span text:style-name="T465"><text:s/></text:span><text:span text:style-name="T466">static</text:span><text:span text:style-name="T467"><text:s/>Fraction<text:s/></text:span><text:span text:style-name="T468">operator</text:span><text:span text:style-name="T469"><text:s/>*(Fraction aF1, Fraction aF2)</text:span></text:p>
      <text:p text:style-name="P470"><text:s text:c="4"/>{</text:p>
      <text:p text:style-name="P471"><text:span text:style-name="T472"><text:s text:c="8"/></text:span><text:span text:style-name="T473">long</text:span><text:span text:style-name="T474"><text:s/>num = aF1.mNumerator * aF2.mNumerator;</text:span></text:p>
      <text:p text:style-name="P475"><text:span text:style-name="T476"><text:s text:c="8"/></text:span><text:span text:style-name="T477">long</text:span><text:span text:style-name="T478"><text:s/>denom = aF1.mDenominator * aF2.mDenominator;</text:span></text:p>
      <text:p text:style-name="P479"><text:span text:style-name="T480"><text:s text:c="8"/></text:span><text:span text:style-name="T481">return</text:span><text:span text:style-name="T482"><text:s/></text:span><text:span text:style-name="T483">new</text:span><text:span text:style-name="T484"><text:s/>Fraction(num, denom);</text:span></text:p>
      <text:p text:style-name="P485"><text:s text:c="4"/>}</text:p>
      <text:p text:style-name="P486"><text:span text:style-name="T487"><text:s text:c="4"/></text:span><text:span text:style-name="T488">public</text:span><text:span text:style-name="T489"><text:s/></text:span><text:span text:style-name="T490">static</text:span><text:span text:style-name="T491"><text:s/>Fraction<text:s/></text:span><text:span text:style-name="T492">operator</text:span><text:span text:style-name="T493"><text:s/>/(Fraction aF1, Fraction a</text:span><text:span text:style-name="T494">F2)</text:span></text:p>
      <text:p text:style-name="P495"><text:s text:c="4"/>{</text:p>
      <text:p text:style-name="P496"><text:span text:style-name="T497"><text:s text:c="8"/></text:span><text:span text:style-name="T498">long</text:span><text:span text:style-name="T499"><text:s/>num = aF1.mNumerator * aF2.mDenominator;</text:span></text:p>
      <text:p text:style-name="P500"><text:span text:style-name="T501"><text:s text:c="8"/></text:span><text:span text:style-name="T502">long</text:span><text:span text:style-name="T503"><text:s/>denom = aF1.mDenominator * aF2.mNumerator;</text:span></text:p>
      <text:p text:style-name="P504"><text:span text:style-name="T505"><text:s text:c="8"/></text:span><text:span text:style-name="T506">return</text:span><text:span text:style-name="T507"><text:s/></text:span><text:span text:style-name="T508">new</text:span><text:span text:style-name="T509"><text:s/>Fraction(num, denom);</text:span></text:p>
      <text:p text:style-name="P510"><text:s text:c="4"/>}</text:p>
      <text:p text:style-name="P511"><text:span text:style-name="T512"><text:s text:c="4"/></text:span><text:span text:style-name="T513">// Unary minus operator</text:span></text:p>
      <text:p text:style-name="P514"><text:span text:style-name="T515"><text:s text:c="4"/></text:span><text:span text:style-name="T516">public</text:span><text:span text:style-name="T517"><text:s/></text:span><text:span text:style-name="T518">static</text:span><text:span text:style-name="T519"><text:s/>Fraction<text:s/></text:span><text:span text:style-name="T520">operator</text:span><text:span text:style-name="T521"><text:s/>-(Fraction aFrac)</text:span></text:p>
      <text:p text:style-name="P522"><text:s text:c="4"/>{</text:p>
      <text:p text:style-name="P523"><text:span text:style-name="T524"><text:s text:c="8"/></text:span><text:span text:style-name="T525">long</text:span><text:span text:style-name="T526"><text:s/>num = -aFrac.mNumerator;</text:span></text:p>
      <text:p text:style-name="P527"><text:span text:style-name="T528"><text:s text:c="8"/></text:span><text:span text:style-name="T529">long</text:span><text:span text:style-name="T530"><text:s/>denom = aFrac.mDenominator;</text:span></text:p>
      <text:p text:style-name="P531"><text:span text:style-name="T532"><text:s text:c="8"/></text:span><text:span text:style-name="T533">return</text:span><text:span text:style-name="T534"><text:s/></text:span><text:span text:style-name="T535">new</text:span><text:span text:style-name="T536"><text:s/>Fraction(num, denom);</text:span></text:p>
      <text:p text:style-name="P537"><text:s text:c="4"/>}</text:p>
      <text:p text:style-name="P538"><text:span text:style-name="T539"><text:s text:c="4"/></text:span><text:span text:style-name="T540">// Explicit conversion to double operator</text:span></text:p>
      <text:p text:style-name="P541"><text:span text:style-name="T542"><text:s text:c="4"/></text:span><text:span text:style-name="T543">public</text:span><text:span text:style-name="T544"><text:s/></text:span><text:span text:style-name="T545">static</text:span><text:span text:style-name="T546"><text:s/></text:span><text:span text:style-name="T547">explicit</text:span><text:span text:style-name="T548"><text:s/></text:span><text:span text:style-name="T549">operator</text:span><text:span text:style-name="T550"><text:s/></text:span><text:span text:style-name="T551">double</text:span><text:span text:style-name="T552">(Fraction aFrac)</text:span></text:p>
      <text:p text:style-name="P553"><text:s text:c="4"/>{</text:p>
      <text:p text:style-name="P554"><text:span text:style-name="T555"><text:s text:c="8"/></text:span><text:span text:style-name="T556">return</text:span><text:span text:style-name="T557"><text:s/>(</text:span><text:span text:style-name="T558">dou</text:span><text:span text:style-name="T559">ble</text:span><text:span text:style-name="T560">)aFrac.mNumerator / aFrac.mDenominator;</text:span></text:p>
      <text:p text:style-name="P561"><text:s text:c="4"/>}</text:p>
      <text:p text:style-name="P562"><text:span text:style-name="T563"><text:s text:c="4"/></text:span><text:span text:style-name="T564">//Operator ++ (the same for prefix and postfix form)</text:span></text:p>
      <text:p text:style-name="P565"><text:span text:style-name="T566"><text:s text:c="4"/></text:span><text:span text:style-name="T567">public</text:span><text:span text:style-name="T568"><text:s/></text:span><text:span text:style-name="T569">static</text:span><text:span text:style-name="T570"><text:s/>Fraction<text:s/></text:span><text:span text:style-name="T571">operator</text:span><text:span text:style-name="T572"><text:s/>++(Fraction aFrac)</text:span></text:p>
      <text:p text:style-name="P573"><text:s text:c="4"/>{</text:p>
      <text:p text:style-name="P574"><text:span text:style-name="T575"><text:s text:c="8"/></text:span><text:span text:style-name="T576">long</text:span><text:span text:style-name="T577"><text:s/>num = aFrac.mNumerator + aFrac.mDenominator;</text:span></text:p>
      <text:p text:style-name="P578"><text:span text:style-name="T579"><text:s text:c="8"/></text:span><text:span text:style-name="T580">long</text:span><text:span text:style-name="T581"><text:s/>denom = aFrac.mDen</text:span><text:span text:style-name="T582">ominator;</text:span></text:p>
      <text:p text:style-name="P583"><text:span text:style-name="T584"><text:s text:c="8"/></text:span><text:span text:style-name="T585">return</text:span><text:span text:style-name="T586"><text:s/></text:span><text:span text:style-name="T587">new</text:span><text:span text:style-name="T588"><text:s/>Fraction(num, denom);</text:span></text:p>
      <text:p text:style-name="P589"><text:s text:c="4"/>}</text:p>
      <text:p text:style-name="P590"><text:span text:style-name="T591"><text:s text:c="4"/></text:span><text:span text:style-name="T592">//Operator -- (the same for prefix and postfix form)</text:span></text:p>
      <text:p text:style-name="P593"><text:span text:style-name="T594"><text:s text:c="4"/></text:span><text:span text:style-name="T595">public</text:span><text:span text:style-name="T596"><text:s/></text:span><text:span text:style-name="T597">static</text:span><text:span text:style-name="T598"><text:s/>Fraction<text:s/></text:span><text:span text:style-name="T599">operator</text:span><text:span text:style-name="T600"><text:s/>--(Fraction aFrac)</text:span></text:p>
      <text:p text:style-name="P601"><text:s text:c="4"/>{</text:p>
      <text:p text:style-name="P602"><text:span text:style-name="T603"><text:s text:c="8"/></text:span><text:span text:style-name="T604">long</text:span><text:span text:style-name="T605"><text:s/>num = aFrac.mNumerator - aFrac.mDenominator;</text:span></text:p>
      <text:p text:style-name="P606"><text:span text:style-name="T607"><text:s text:c="8"/></text:span><text:span text:style-name="T608">long</text:span><text:span text:style-name="T609"><text:s/>denom =<text:s/></text:span><text:span text:style-name="T610">aFrac.mDenominator;</text:span></text:p>
      <text:p text:style-name="P611"><text:span text:style-name="T612"><text:s text:c="8"/></text:span><text:span text:style-name="T613">return</text:span><text:span text:style-name="T614"><text:s/></text:span><text:span text:style-name="T615">new</text:span><text:span text:style-name="T616"><text:s/>Fraction(num, denom);</text:span></text:p>
      <text:p text:style-name="P617"><text:s text:c="4"/>}</text:p>
      <text:p text:style-name="P618"><text:span text:style-name="T619"><text:s text:c="4"/></text:span><text:span text:style-name="T620">public</text:span><text:span text:style-name="T621"><text:s/></text:span><text:span text:style-name="T622">static</text:span><text:span text:style-name="T623"><text:s/></text:span><text:span text:style-name="T624">bool</text:span><text:span text:style-name="T625"><text:s/></text:span><text:span text:style-name="T626">operator</text:span><text:span text:style-name="T627"><text:s/></text:span><text:span text:style-name="T628">true</text:span><text:span text:style-name="T629">(Fraction aFraction)</text:span></text:p>
      <text:p text:style-name="P630"><text:s text:c="4"/>{</text:p>
      <text:p text:style-name="P631"><text:span text:style-name="T632"><text:s text:c="8"/></text:span><text:span text:style-name="T633">return</text:span><text:span text:style-name="T634"><text:s/>aFraction.mNumerator != 0;</text:span></text:p>
      <text:p text:style-name="P635"><text:s text:c="4"/>}</text:p>
      <text:p text:style-name="P636"><text:span text:style-name="T637"><text:s text:c="4"/></text:span><text:span text:style-name="T638">public</text:span><text:span text:style-name="T639"><text:s/></text:span><text:span text:style-name="T640">static</text:span><text:span text:style-name="T641"><text:s/></text:span><text:span text:style-name="T642">bool</text:span><text:span text:style-name="T643"><text:s/></text:span><text:span text:style-name="T644">operator</text:span><text:span text:style-name="T645"><text:s/></text:span><text:span text:style-name="T646">false</text:span><text:span text:style-name="T647">(Fraction aFraction)</text:span></text:p>
      <text:p text:style-name="P648"><text:s text:c="4"/>{</text:p>
      <text:p text:style-name="P649"><text:span text:style-name="T650"><text:s text:c="8"/></text:span><text:span text:style-name="T651">return</text:span><text:span text:style-name="T652"><text:s/>aFraction.mNumerator == 0;</text:span></text:p>
      <text:p text:style-name="P653"><text:s text:c="4"/>}</text:p>
      <text:p text:style-name="P654"><text:span text:style-name="T655"><text:s text:c="4"/></text:span><text:span text:style-name="T656">public</text:span><text:span text:style-name="T657"><text:s/></text:span><text:span text:style-name="T658">static</text:span><text:span text:style-name="T659"><text:s/></text:span><text:span text:style-name="T660">implicit</text:span><text:span text:style-name="T661"><text:s/></text:span><text:span text:style-name="T662">operator</text:span><text:span text:style-name="T663"><text:s/>Fraction(</text:span><text:span text:style-name="T664">double</text:span><text:span text:style-name="T665"><text:s/>aValue)</text:span></text:p>
      <text:p text:style-name="P666"><text:s text:c="4"/>{</text:p>
      <text:p text:style-name="P667"><text:span text:style-name="T668"><text:s text:c="8"/></text:span><text:span text:style-name="T669">double</text:span><text:span text:style-name="T670"><text:s/>num = aValue;<text:s/></text:span><text:span text:style-name="T671">long</text:span><text:span text:style-name="T672"><text:s/>denom = 1;</text:span></text:p>
      <text:p text:style-name="P673"><text:span text:style-name="T674"><text:s text:c="8"/></text:span><text:span text:style-name="T675">while</text:span><text:span text:style-name="T676"><text:s/>(num - Math.Floor(num) &gt; 0)</text:span></text:p>
      <text:p text:style-name="P677"><text:s text:c="8"/>{</text:p>
      <text:p text:style-name="P678"><text:s text:c="12"/>num = num * 10; denom = denom * 10;</text:p>
      <text:p text:style-name="P679"><text:s text:c="8"/>}</text:p>
      <text:p text:style-name="P680"><text:span text:style-name="T681"><text:s/></text:span><text:span text:style-name="T682"><text:s text:c="7"/></text:span><text:span text:style-name="T683">return</text:span><text:span text:style-name="T684"><text:s/></text:span><text:span text:style-name="T685">new</text:span><text:span text:style-name="T686"><text:s/>Fraction((</text:span><text:span text:style-name="T687">long</text:span><text:span text:style-name="T688">)num, denom);</text:span></text:p>
      <text:p text:style-name="P689"><text:s text:c="4"/>}</text:p>
      <text:p text:style-name="P690"><text:span text:style-name="T691"><text:s text:c="4"/></text:span><text:span text:style-name="T692">public</text:span><text:span text:style-name="T693"><text:s/></text:span><text:span text:style-name="T694">override</text:span><text:span text:style-name="T695"><text:s/></text:span><text:span text:style-name="T696">string</text:span><text:span text:style-name="T697"><text:s/>ToString()</text:span></text:p>
      <text:p text:style-name="P698"><text:s text:c="4"/>{</text:p>
      <text:p text:style-name="P699"><text:span text:style-name="T700"><text:s text:c="8"/></text:span><text:span text:style-name="T701">if</text:span><text:span text:style-name="T702"><text:s/>(mDenominator != 0)</text:span></text:p>
      <text:p text:style-name="P703"><text:s text:c="8"/>{</text:p>
      <text:p text:style-name="P704"><text:span text:style-name="T705"><text:s text:c="12"/></text:span><text:span text:style-name="T706">return</text:span><text:span text:style-name="T707"><text:s/>String.Format(</text:span><text:span text:style-name="T708">"{0}/{1}"</text:span><text:span text:style-name="T709">, mNumerator, mDenominator);</text:span></text:p>
      <text:p text:style-name="P710"><text:s text:c="8"/>}</text:p>
      <text:p text:style-name="P711"><text:span text:style-name="T712"><text:s text:c="8"/></text:span><text:span text:style-name="T713">else</text:span></text:p>
      <text:p text:style-name="P714"><text:s text:c="8"/>{</text:p>
      <text:p text:style-name="P715"><text:span text:style-name="T716"><text:s text:c="12"/></text:span><text:span text:style-name="T717">return</text:span><text:span text:style-name="T718"><text:s/>(</text:span><text:span text:style-name="T719">"NAN"</text:span><text:span text:style-name="T720">);<text:s/></text:span><text:span text:style-name="T721">// not а number</text:span></text:p>
      <text:p text:style-name="P722"><text:s text:c="8"/>}</text:p>
      <text:p text:style-name="P723"><text:s text:c="4"/>}</text:p>
      <text:p text:style-name="P724">}</text:p>
      <text:p text:style-name="P725"><text:span text:style-name="T726">class</text:span><text:span text:style-name="T727"><text:s/></text:span><text:span text:style-name="T728">FractionsTest</text:span></text:p>
      <text:p text:style-name="P729">{</text:p>
      <text:p text:style-name="P730"><text:span text:style-name="T731"><text:s text:c="4"/></text:span><text:span text:style-name="T732">static</text:span><text:span text:style-name="T733"><text:s/></text:span><text:span text:style-name="T734">void</text:span><text:span text:style-name="T735"><text:s/>Main()</text:span></text:p>
      <text:p text:style-name="P736"><text:s text:c="4"/>{</text:p>
      <text:p text:style-name="P737"><text:span text:style-name="T738"><text:s text:c="8"/>Fraction f1 = (</text:span><text:span text:style-name="T739">double</text:span><text:span text:style-name="T740">)1 / 4;</text:span></text:p>
      <text:p text:style-name="P741"><text:span text:style-name="T742"><text:s text:c="8"/>Console.WriteLine(</text:span><text:span text:style-name="T743">"f1 = {0}"</text:span><text:span text:style-name="T744">, f1);</text:span></text:p>
      <text:p text:style-name="P745"><text:span text:style-name="T746"><text:s text:c="8"/>Fraction f2 = (</text:span><text:span text:style-name="T747">double</text:span><text:span text:style-name="T748">)7 / 10;</text:span></text:p>
      <text:p text:style-name="P749"><text:span text:style-name="T750"><text:s text:c="8"/>Console.WriteLine(</text:span><text:span text:style-name="T751">"f2 = {0}"</text:span><text:span text:style-name="T752">,</text:span><text:span text:style-name="T753"><text:s/>f2);</text:span></text:p>
      <text:p text:style-name="P754"><text:span text:style-name="T755"><text:s text:c="8"/>Console.WriteLine(</text:span><text:span text:style-name="T756">"-f1 = {0}"</text:span><text:span text:style-name="T757">, -f1);</text:span></text:p>
      <text:p text:style-name="P758"><text:span text:style-name="T759"><text:s text:c="8"/>Console.WriteLine(</text:span><text:span text:style-name="T760">"f1 + f2 = {0}"</text:span><text:span text:style-name="T761">, f1 + f2);</text:span></text:p>
      <text:p text:style-name="P762"><text:span text:style-name="T763"><text:s text:c="8"/>Console.WriteLine(</text:span><text:span text:style-name="T764">"f1 - f2 = {0}"</text:span><text:span text:style-name="T765">, f1 - f2);</text:span></text:p>
      <text:p text:style-name="P766"><text:span text:style-name="T767"><text:s text:c="8"/>Console.WriteLine(</text:span><text:span text:style-name="T768">"f1 * f2 = {0}"</text:span><text:span text:style-name="T769">, f1 * f2);</text:span></text:p>
      <text:p text:style-name="P770"><text:span text:style-name="T771"><text:s text:c="8"/>Console.WriteLine(</text:span><text:span text:style-name="T772">"f1 / f2 = {0}"</text:span><text:span text:style-name="T773">, f1<text:s/></text:span><text:span text:style-name="T774">/ f2);</text:span></text:p>
      <text:p text:style-name="P775"><text:span text:style-name="T776"><text:s text:c="8"/>Console.WriteLine(</text:span><text:span text:style-name="T777">"f1 / f2 as double = {0}"</text:span><text:span text:style-name="T778">, (</text:span><text:span text:style-name="T779">double</text:span><text:span text:style-name="T780">)(f1 / f2));</text:span></text:p>
      <text:p text:style-name="P781"><text:span text:style-name="T782"><text:s text:c="8"/>Console.WriteLine(</text:span><text:span text:style-name="T783">"-(f1+f2)*(f1-f2/f1) = {0}"</text:span><text:span text:style-name="T784">, -(f1 + f2) * (f1 - f2 / f1));</text:span></text:p>
      <text:p text:style-name="P785"><text:s text:c="4"/>}</text:p>
      <text:p text:style-name="P786">}</text:p>
      <text:p text:style-name="P787"/>
      <text:h text:style-name="P788" text:outline-level="1">Завдання для виконання<text:s/></text:h>
      <text:h text:style-name="P789" text:outline-level="2">Завдання 1.</text:h>
      <text:p text:style-name="Обычный"><text:span text:style-name="T790">Варіант 6. </text:span><text:span text:style-name="T791">Абстрактний тип даних (АТД ) –<text:s/></text:span><text:span text:style-name="T792">множина з елементами типу </text:span><text:span text:style-name="T793">char. </text:span><text:span text:style-name="T794">Додатково перенавантажувати наступні операції:</text:span></text:p>
      <text:p text:style-name="P795">“&gt;” -проверка на приналежність;<text:s/></text:p>
      <text:p text:style-name="P796">“*” -перетин множин;<text:s/></text:p>
      <text:p text:style-name="P797">“&lt;” -проверка на підмножину.</text:p>
      <text:p text:style-name="P798"/>
      <text:p text:style-name="P799"><text:span text:style-name="T800">3</text:span><text:span text:style-name="T801">-4</text:span><text:span text:style-name="T802">) Послідовність виконання завдань (вказати назви меню, назви команд, рядки програми тощо;</text:span><text:span text:style-name="T803"><text:s/>також, використовуючи, копії вікон програми). Лістинги програм. <text:s/></text:span></text:p>
      <text:p text:style-name="P804">using System;</text:p>
      <text:p text:style-name="P805">using System.Collections.Generic;</text:p>
      <text:p text:style-name="P806"/>
      <text:p text:style-name="P807">class CharSet</text:p>
      <text:p text:style-name="P808">{</text:p>
      <text:p text:style-name="P809"><text:s text:c="4"/>private HashSet&lt;char&gt; elements;</text:p>
      <text:p text:style-name="P810"/>
      <text:p text:style-name="P811"><text:s text:c="4"/>public CharSet()</text:p>
      <text:p text:style-name="P812"><text:s text:c="4"/>{</text:p>
      <text:p text:style-name="P813"><text:s text:c="8"/>elements = new HashSet&lt;char&gt;();</text:p>
      <text:p text:style-name="P814"><text:s text:c="4"/>}</text:p>
      <text:p text:style-name="P815"/>
      <text:p text:style-name="P816"><text:s text:c="4"/>public CharSet(params char[] chars)</text:p>
      <text:p text:style-name="P817"><text:s text:c="4"/>{</text:p>
      <text:p text:style-name="P818"><text:s text:c="8"/>elements = new HashSet&lt;char&gt;(chars);</text:p>
      <text:p text:style-name="P819"><text:s text:c="4"/>}</text:p>
      <text:p text:style-name="P820"/>
      <text:p text:style-name="P821"><text:s text:c="4"/>public void Add(char element)</text:p>
      <text:p text:style-name="P822"><text:s text:c="4"/>{</text:p>
      <text:p text:style-name="P823"><text:s text:c="8"/>elements.Add(element);</text:p>
      <text:p text:style-name="P824"><text:s text:c="4"/>}</text:p>
      <text:p text:style-name="P825"/>
      <text:p text:style-name="P826"><text:s text:c="4"/>public void Remove(char element)</text:p>
      <text:p text:style-name="P827"><text:s text:c="4"/>{</text:p>
      <text:p text:style-name="P828"><text:s text:c="8"/>elements.Remove(element);</text:p>
      <text:p text:style-name="P829"><text:s text:c="4"/>}</text:p>
      <text:p text:style-name="P830"/>
      <text:p text:style-name="P831"><text:s text:c="4"/>public bool Contains(char element)</text:p>
      <text:p text:style-name="P832"><text:s text:c="4"/>{</text:p>
      <text:p text:style-name="P833"><text:s text:c="8"/>return elements.Contains(element);</text:p>
      <text:p text:style-name="P834"><text:s text:c="4"/>}</text:p>
      <text:p text:style-name="P835"/>
      <text:p text:style-name="P836"><text:s text:c="4"/>public static bool operator &gt;(CharSet set, char element)</text:p>
      <text:p text:style-name="P837"><text:s text:c="4"/>{</text:p>
      <text:p text:style-name="P838"><text:s text:c="8"/>return set.Contains(element);</text:p>
      <text:p text:style-name="P839"><text:s text:c="4"/>}</text:p>
      <text:p text:style-name="P840"/>
      <text:p text:style-name="P841"><text:s text:c="4"/>public static bool operator &lt;(CharSet set, char element)</text:p>
      <text:p text:style-name="P842"><text:s text:c="4"/>{</text:p>
      <text:p text:style-name="P843"><text:s text:c="8"/>return !set.Contains(element);</text:p>
      <text:p text:style-name="P844"><text:s text:c="4"/>}</text:p>
      <text:p text:style-name="P845"/>
      <text:p text:style-name="P846"><text:s text:c="4"/>public static CharSet operator *(CharSet set1, CharSet set2)</text:p>
      <text:p text:style-name="P847"><text:s text:c="4"/>{</text:p>
      <text:p text:style-name="P848"><text:s text:c="8"/>CharSet result = new CharSet();</text:p>
      <text:p text:style-name="P849"><text:s text:c="8"/>foreach (char element in set1.elements)</text:p>
      <text:p text:style-name="P850"><text:s text:c="8"/>{</text:p>
      <text:p text:style-name="P851"><text:s text:c="12"/>if (set2.Contains(element))</text:p>
      <text:p text:style-name="P852"><text:s text:c="12"/>{</text:p>
      <text:p text:style-name="P853"><text:s text:c="16"/>result.Add(element);</text:p>
      <text:p text:style-name="P854"><text:s text:c="12"/>}</text:p>
      <text:p text:style-name="P855"><text:s text:c="8"/>}</text:p>
      <text:p text:style-name="P856"><text:s text:c="8"/>return result;</text:p>
      <text:p text:style-name="P857"><text:s text:c="4"/>}</text:p>
      <text:p text:style-name="P858"/>
      <text:p text:style-name="P859"><text:s text:c="4"/>public static bool operator &gt;(CharSet set1, CharSet set2)</text:p>
      <text:p text:style-name="P860"><text:s text:c="4"/>{</text:p>
      <text:p text:style-name="P861"><text:s text:c="8"/>foreach (char element in set1.elements)</text:p>
      <text:p text:style-name="P862"><text:s text:c="8"/>{</text:p>
      <text:p text:style-name="P863"><text:s text:c="12"/>if (!set2.Contains(element))</text:p>
      <text:p text:style-name="P864"><text:s text:c="12"/>{</text:p>
      <text:p text:style-name="P865"><text:s text:c="16"/>return false;</text:p>
      <text:p text:style-name="P866"><text:s text:c="12"/>}</text:p>
      <text:p text:style-name="P867"><text:s text:c="8"/>}</text:p>
      <text:p text:style-name="P868"><text:s text:c="8"/>return true;</text:p>
      <text:p text:style-name="P869"><text:s text:c="4"/>}</text:p>
      <text:p text:style-name="P870"/>
      <text:p text:style-name="P871"><text:s text:c="4"/>public static bool operator &lt;(CharSet set1, CharSet set2)</text:p>
      <text:p text:style-name="P872"><text:s text:c="4"/>{</text:p>
      <text:p text:style-name="P873"><text:s text:c="8"/>return set2 &gt; set1;</text:p>
      <text:p text:style-name="P874"><text:s text:c="4"/>}</text:p>
      <text:p text:style-name="P875">}</text:p>
      <text:p text:style-name="P876"/>
      <text:p text:style-name="P877">class Program</text:p>
      <text:p text:style-name="P878">{</text:p>
      <text:p text:style-name="P879"><text:s text:c="4"/>static void Main()</text:p>
      <text:p text:style-name="P880"><text:s text:c="4"/>{</text:p>
      <text:p text:style-name="P881"><text:s text:c="8"/>CharSet set1 = new CharSet('a', 'b', 'c');</text:p>
      <text:p text:style-name="P882"><text:s text:c="8"/>CharSet set2 = new CharSet('b', 'c', 'd', 'e');</text:p>
      <text:p text:style-name="P883"/>
      <text:p text:style-name="P884"><text:s text:c="8"/>Console.WriteLine("set1 &gt; 'a': " + (set1 &gt; 'a')); <text:s/>// Перевірка на приналежність</text:p>
      <text:p text:style-name="P885"><text:s text:c="8"/>Console.WriteLine("set1 &lt; 'a': " + (set1 &lt; 'a')); <text:s/>// Перевірка на відсутність приналежності</text:p>
      <text:p text:style-name="P886"><text:s text:c="8"/>Console.WriteLine("set1 * set2: " + (set1 * set2)); <text:s/>// Перетин множин</text:p>
      <text:p text:style-name="P887"><text:s text:c="8"/>Console.WriteLine("set1 &gt; set2: " + (set1 &gt; set2)); <text:s/>// Перевірка на підмножину</text:p>
      <text:p text:style-name="P888"><text:s text:c="8"/>Console.WriteLine("set1 &lt; set2: " + (set1 &lt; set2)); <text:s/>// Перевірка на відсутність підмножини</text:p>
      <text:p text:style-name="P889"><text:s text:c="4"/>}</text:p>
      <text:p text:style-name="P890">}</text:p>
      <text:p text:style-name="P891"/>
      <text:p text:style-name="P892">5) Результати роботи програм.</text:p>
      <text:p text:style-name="P893">set1 &gt; 'a': True</text:p>
      <text:p text:style-name="P894">set1 &lt; 'a': False</text:p>
      <text:p text:style-name="P895">set1 * set2: CharSet</text:p>
      <text:p text:style-name="P896">set1 &gt; set2: False</text:p>
      <text:p text:style-name="P897">set1 &lt; set2: False</text:p>
      <text:p text:style-name="P898"/>
      <text:p text:style-name="P899"><text:span text:style-name="T900">6) Посилання на програмний код розроблених програм у GitHub, GitLab або TFS.</text:span></text:p>
      <text:p text:style-name="Standard"><text:span text:style-name="T901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4" style:display-name="Оглавление 4" style:family="paragraph" style:parent-style-name="Обычный" style:auto-update="true">
      <style:paragraph-properties style:vertical-align="auto" fo:margin-left="0.5402in" fo:text-indent="-0.3763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language="en" fo:country="US" style:language-asian="en" style:country-asian="US" style:language-complex="ar" style:country-complex="SA" fo:hyphenate="true"/>
    </style:style>
    <style:style style:name="Оглавление5" style:display-name="Оглавление 5" style:family="paragraph" style:parent-style-name="Обычный" style:auto-update="true">
      <style:paragraph-properties style:vertical-align="auto" fo:margin-left="0.8673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Оглавление6" style:display-name="Оглавление 6" style:family="paragraph" style:parent-style-name="Обычный" style:auto-update="true">
      <style:paragraph-properties style:vertical-align="auto" fo:margin-left="1.159in" fo:text-indent="-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language="en" fo:country="US" style:language-asian="en" style:country-asian="US" style:language-complex="ar" style:country-complex="SA" fo:hyphenate="true"/>
    </style:style>
    <style:style style:name="Текстпримечания" style:display-name="Текст примечания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 fo:hyphenate="tru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border-top="none" fo:border-left="none" fo:border-bottom="0.0138in solid #4F81BD" fo:border-right="none" fo:padding-top="0in" fo:padding-left="0in" fo:padding-bottom="0.0555in" fo:padding-right="0in" style:shadow="none" style:vertical-align="auto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language="ru" fo:country="RU" style:language-asian="en" style:country-asian="US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vertical-align="auto" fo:margin-left="0.077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/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 fo:hyphenate="tru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TableParagraph" style:display-name="Table Paragraph" style:family="paragraph" style:parent-style-name="Обычный">
      <style:paragraph-properties style:vertical-align="auto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rmal1" style:display-name="Normal1" style:family="paragraph" style:parent-style-name="Обычный">
      <style:paragraph-properties fo:widows="2" fo:orphans="2" style:vertical-align="auto" fo:margin-bottom="0.1388in" fo:line-height="115%"/>
      <style:text-properties style:font-name="Calibri" style:font-name-asian="Times New Roman" style:font-name-complex="Times New Roman" style:use-window-font-color="true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Text" style:display-name="Text" style:family="paragraph" style:parent-style-name="Обычный">
      <style:paragraph-properties fo:widows="2" fo:orphans="2" fo:text-align="justify" style:vertical-align="auto" fo:line-height="115%" fo:text-indent="0.2951in"/>
      <style:text-properties style:font-name="Cambria" style:font-name-asian="Calibri" style:font-name-complex="Calibri" style:use-window-font-color="true" style:letter-kerning="false" fo:font-size="10pt" style:font-size-asian="10pt" style:font-size-complex="11pt" style:language-asian="en" style:country-asian="US" style:language-complex="ar" style:country-complex="SA" fo:hyphenate="true"/>
    </style:style>
    <style:style style:name="Text_0" style:display-name="Text_0" style:family="paragraph" style:parent-style-name="Text">
      <style:paragraph-properties fo:text-indent="0in"/>
      <style:text-properties fo:hyphenate="true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Замещающийтекст" style:display-name="Замещающий текст" style:family="text">
      <style:text-properties fo:color="#808080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9T06:56:00Z</dc:date>
    <meta:template xlink:href="Normal.dotm" xlink:type="simple"/>
    <meta:editing-cycles>8</meta:editing-cycles>
    <meta:editing-duration>PT5220S</meta:editing-duration>
    <meta:document-statistic meta:page-count="1" meta:paragraph-count="20" meta:word-count="1559" meta:character-count="10430" meta:row-count="74" meta:non-whitespace-character-count="8891"/>
  </office:meta>
</office:document-meta>
</file>